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mpleService.execute( SampleDto d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figWithExposedProxy.fooDa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AspectJAutoProxyTests.withAnnotationOnArgumentAndCglib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nableAspectJAutoProxyTests.withAnnotationOnArgumentAndJdk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figWithExposedProxy.fooServiceImpl( final Applic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figWithExposedProxy.foo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ableAspectJAutoProxyTests.withExposed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mpleService.execute( SampleInputBean input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nableAspectJAutoProxyTests.withJdk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gingAspect.loggingBeginByAt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nableAspectJAutoProxyTests.withCglib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ableAspectJAutoProxyTests.aspectIsApplied( Application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